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5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bvd_ad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01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3">
          <table:table-cell table:style-name="ce2" office:value-type="float" office:value="2" table:number-columns-spanned="1" table:number-rows-spanned="4">
            <text:p>2</text:p>
          </table:table-cell>
          <table:table-cell table:style-name="ce5" office:value-type="string">
            <text:p>case_bvd_add_02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5" office:value-type="string">
            <text:p>case_bvd_add_09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5" office:value-type="string">
            <text:p>case_bvd_add_10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5" office:value-type="string">
            <text:p>case_bvd_add_11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5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5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5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5" office:value-type="string">
            <text:p>case_bvd_add_06</text:p>
          </table:table-cell>
          <table:table-cell table:style-name="ce5" office:value-type="string">
            <text:p><text:span text:style-name="T2">1. To test bvd-add with real variants with </text:span><text:span text:style-name="T2">random CHROM and POS from vcf file. </text:span></text:p>
            <text:p><text:span text:style-name="T2">2. To test if there isn't any existing bvdb </text:span><text:span text:style-name="T2">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5" office:value-type="string">
            <text:p>case_bvd_add_07</text:p>
          </table:table-cell>
          <table:table-cell office:value-type="string">
            <text:p>1. To test bvd-add with real variants with random CHROM and POS from vcf file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vd_g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5">
          <table:table-cell table:style-name="ce4" office:value-type="float" office:value="1" table:number-columns-spanned="1" table:number-rows-spanned="3">
            <text:p>1</text:p>
          </table:table-cell>
          <table:table-cell table:style-name="ce5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7">
          <table:covered-table-cell table:style-name="ce4"/>
          <table:table-cell table:style-name="ce5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7">
          <table:covered-table-cell table:style-name="ce4"/>
          <table:table-cell table:style-name="ce5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5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7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7">
          <table:table-cell office:value-type="float" office:value="1">
            <text:p>1</text:p>
          </table:table-cell>
          <table:table-cell table:style-name="ce5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7">
          <table:table-cell office:value-type="float" office:value="2">
            <text:p>2</text:p>
          </table:table-cell>
          <table:table-cell table:style-name="ce5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7">
          <table:table-cell office:value-type="float" office:value="3">
            <text:p>3</text:p>
          </table:table-cell>
          <table:table-cell table:style-name="ce5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table:style-name="ce5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2">
          <table:table-cell office:value-type="float" office:value="5" table:number-columns-spanned="1" table:number-rows-spanned="4">
            <text:p>5</text:p>
          </table:table-cell>
          <table:table-cell table:style-name="ce5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5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5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2">
          <table:covered-table-cell/>
          <table:table-cell table:style-name="ce5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4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5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ase_bvd_merge_10</text:p>
          </table:table-cell>
          <table:table-cell table:style-name="ce5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5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5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08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4$Linux LibreOffice_project/340m1$Build-302</meta:generator>
    <dc:date>2012-02-21T08:02:16</dc:date>
    <dc:creator>jessada </dc:creator>
    <meta:editing-duration>P1DT1H44M37S</meta:editing-duration>
    <meta:editing-cycles>14</meta:editing-cycles>
    <meta:document-statistic meta:table-count="3" meta:cell-count="84" meta:object-count="0"/>
  </office:meta>
</office:document-meta>
</file>